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0000003C0000002CF68386945B61C71B6.png" manifest:media-type="image/png"/>
  <manifest:file-entry manifest:full-path="Pictures/2000000C0000634100004A4C3651558E9C43717A.svm" manifest:media-type="image/x-svm"/>
  <manifest:file-entry manifest:full-path="Pictures/10000200000003C0000002CF68853CC69AF39D09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3C0000002CFC6FA67B82A730829.png" manifest:media-type="image/png"/>
  <manifest:file-entry manifest:full-path="Pictures/TablePreview2.svm" manifest:media-type=""/>
  <manifest:file-entry manifest:full-path="Pictures/10000200000003C0000002CFB69CF264CBD5ADB6.png" manifest:media-type="image/png"/>
  <manifest:file-entry manifest:full-path="Pictures/2000000E0000634100004A4CCD2247D4D39A5527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outline1">
      <style:graphic-properties fo:min-height="11.929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r12" style:family="presentation" style:parent-style-name="Focus3-title">
      <style:graphic-properties fo:min-height="3.333cm"/>
    </style:style>
    <style:style style:name="pr13" style:family="presentation" style:parent-style-name="Focus3-outline1">
      <style:graphic-properties fo:min-height="12.12cm"/>
    </style:style>
    <style:style style:name="pr14" style:family="presentation" style:parent-style-name="Focus3-notes">
      <style:graphic-properties fo:min-height="12.572cm"/>
    </style:style>
    <style:style style:name="pr15" style:family="presentation" style:parent-style-name="Focus1-title">
      <style:graphic-properties fo:min-height="3.506cm"/>
    </style:style>
    <style:style style:name="pr16" style:family="presentation" style:parent-style-name="Focus1-outline1">
      <style:graphic-properties fo:min-height="9.173cm"/>
    </style:style>
    <style:style style:name="pr17" style:family="presentation" style:parent-style-name="Focus1-notes">
      <style:graphic-properties fo:min-height="12.572cm"/>
    </style:style>
    <style:style style:name="co1" style:family="table-column">
      <style:table-column-properties style:column-width="8.036cm" style:use-optimal-column-width="false"/>
    </style:style>
    <style:style style:name="co2" style:family="table-column">
      <style:table-column-properties style:column-width="6.027cm" style:use-optimal-column-width="false"/>
    </style:style>
    <style:style style:name="ro1" style:family="table-row">
      <style:table-row-properties style:row-height="0.988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Parity Drives</text:p>
            <text:p/>
            <text:p>by Rex Djer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Parity Drives - Objectives</text:p>
          </draw:text-box>
        </draw:frame>
        <draw:frame presentation:style-name="pr4" draw:layer="layout" svg:width="12.244cm" svg:height="9.423cm" svg:x="7.911cm" svg:y="7.582cm" presentation:class="outline">
          <draw:text-box>
            <text:list text:style-name="L2">
              <text:list-item>
                <text:p>Define parity</text:p>
              </text:list-item>
              <text:list-item>
                <text:p>Define the parity bit</text:p>
              </text:list-item>
              <text:list-item>
                <text:p>Discuss RAID parity computations</text:p>
              </text:list-item>
              <text:list-item>
                <text:p>Discuss parity driv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Define parity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Comes from the Latin word “par”, which means equal.</text:p>
              </text:list-item>
              <text:list-item>
                <text:p>In computer science, parity is the state of being even or odd.</text:p>
              </text:list-item>
              <text:list-item>
                <text:p>Analysis of the evenness or oddness of a parity bit is used to determine whether or not binary data contains erro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 presentation:user-transformed="true">
          <draw:text-box>
            <text:p>Define the parity bit</text:p>
          </draw:text-box>
        </draw:frame>
        <draw:frame presentation:style-name="pr10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Also known as the <text:span text:style-name="T1">check bit</text:span>.</text:p>
              </text:list-item>
              <text:list-item>
                <text:p>Is added to a string of binary code.</text:p>
              </text:list-item>
              <text:list-item>
                <text:p>Ensures that the total number of 1-bits in the string is even or odd.</text:p>
              </text:list-item>
              <text:list-item>
                <text:p>Is used as the simplest form of <text:span text:style-name="T1">error detecting code</text:span>.</text:p>
              </text:list-item>
              <text:list-item>
                <text:p>Comes in 2 variants: <text:span text:style-name="T1">even </text:span><text:span text:style-name="T1">parity bit</text:span> or <text:span text:style-name="T1">odd parity </text:span><text:span text:style-name="T1">bit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Discuss RAID parity computations</text:p>
          </draw:text-box>
        </draw:frame>
        <draw:frame presentation:style-name="pr13" draw:layer="layout" svg:width="24.108cm" svg:height="12.37cm" svg:x="1.946cm" svg:y="5.114cm" presentation:class="outline">
          <draw:text-box>
            <text:list text:style-name="L2">
              <text:list-item>
                <text:p>Uses the XOR operation.</text:p>
              </text:list-item>
              <text:list-item>
                <text:p>RAID parity is created at the binary level using the XOR Boolean operation.</text:p>
              </text:list-item>
              <text:list-item>
                <text:p>XOR: takes 2 binary inputs. If 1 (and only if) 1 input is TRUE, then the output of the XOR is TRU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XOR Truth Table (2 inputs)</text:p>
          </draw:text-box>
        </draw:frame>
        <draw:frame draw:style-name="standard" draw:layer="layout" svg:width="24.107cm" svg:height="4.939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A (Input 1)</text:p>
              </table:table-cell>
              <table:table-cell>
                <text:p text:style-name="P2">B (Input 2)</text:p>
              </table:table-cell>
              <table:table-cell>
                <text:p text:style-name="P2">Q (Output)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1"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1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24.384cm" svg:height="0.988cm" svg:x="1.778cm" svg:y="10.16cm">
          <draw:text-box>
            <text:p>If A <text:span text:style-name="T2">or</text:span> B is 1, then Q is 1. <text:s/>Otherwise, Q is 0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XOR Truth Table (3 Inputs)</text:p>
          </draw:text-box>
        </draw:frame>
        <draw:frame draw:style-name="standard" draw:layer="layout" svg:width="24.107cm" svg:height="8.891cm" svg:x="1.946cm" svg:y="5.114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A (Input 1)</text:p>
              </table:table-cell>
              <table:table-cell>
                <text:p text:style-name="P2">B (Input 2)</text:p>
              </table:table-cell>
              <table:table-cell>
                <text:p text:style-name="P2">C (Input 3)</text:p>
              </table:table-cell>
              <table:table-cell>
                <text:p text:style-name="P2">Q (Output)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</table:table-row>
            <table:table-row table:style-name="ro1" table:default-cell-style-name="ce1"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1"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</table:table-row>
            <table:table-row table:style-name="ro1" table:default-cell-style-name="ce1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  <table:table-row table:style-name="ro1" table:default-cell-style-name="ce1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23.876cm" svg:height="0.988cm" svg:x="2.032cm" svg:y="14.224cm">
          <draw:text-box>
            <text:p>If an odd number of Inputs are “1”s, then Q is 1. Otherwise, Q is 0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Discuss parity drives</text:p>
          </draw:text-box>
        </draw:frame>
        <draw:frame presentation:style-name="pr13" draw:text-style-name="P4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 text:style-name="P4"><text:span text:style-name="T3">Is a hard drive or SSD used in a RAID array </text:span><text:span text:style-name="T3">to provide </text:span><text:span text:style-name="T4">fault tolerance</text:span><text:span text:style-name="T3">.</text:span></text:p>
              </text:list-item>
              <text:list-item>
                <text:p text:style-name="P4"><text:span text:style-name="T3">Uses </text:span><text:span text:style-name="T5">exclusive or</text:span><text:span text:style-name="T3"> (XOR) Boolean logic.</text:span></text:p>
              </text:list-item>
              <text:list-item>
                <text:p text:style-name="P4"><text:span text:style-name="T3">XOR of all data drives in the RAID array is </text:span><text:span text:style-name="T3">written to the </text:span><text:span text:style-name="T4">parity drive</text:span><text:span text:style-name="T3">.</text:span></text:p>
              </text:list-item>
              <text:list-item>
                <text:p text:style-name="P4"><text:span text:style-name="T3">If one of the data drives fail, then the XOR of </text:span><text:span text:style-name="T3">the remaining drives is identical to the data </text:span><text:span text:style-name="T3">on the lost drive.</text:span></text:p>
              </text:list-item>
              <text:list-item>
                <text:p text:style-name="P4"><text:span text:style-name="T3">To recover the data on the lost drive, XOR of </text:span><text:span text:style-name="T3">the remaining drives is copied to a new disk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Parity Drives – Objectives Reviewed</text:p>
          </draw:text-box>
        </draw:frame>
        <draw:frame presentation:style-name="pr4" draw:layer="layout" svg:width="12.244cm" svg:height="9.423cm" svg:x="7.911cm" svg:y="7.582cm" presentation:class="outline">
          <draw:text-box>
            <text:list text:style-name="L2">
              <text:list-item>
                <text:p>Define parity</text:p>
              </text:list-item>
              <text:list-item>
                <text:p>Define the parity bit</text:p>
              </text:list-item>
              <text:list-item>
                <text:p>Discuss RAID parity computations</text:p>
              </text:list-item>
              <text:list-item>
                <text:p>Discuss parity driv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1" presentation:presentation-page-layout-name="AL2T1">
        <office:forms form:automatic-focus="false" form:apply-design-mode="false"/>
        <draw:frame presentation:style-name="pr15" draw:layer="layout" svg:width="12.14cm" svg:height="3.506cm" svg:x="7.912cm" svg:y="3.839cm" presentation:class="title">
          <draw:text-box>
            <text:p>The End</text:p>
          </draw:text-box>
        </draw:frame>
        <draw:frame presentation:style-name="pr16" draw:layer="layout" svg:width="12.244cm" svg:height="9.423cm" svg:x="7.911cm" svg:y="7.582cm" presentation:class="outline">
          <draw:text-box>
            <text:list text:style-name="L2">
              <text:list-item>
                <text:p>Thank you for viewing this lectur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68853CC69AF39D09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C6FA67B82A730829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B69CF264CBD5ADB6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68386945B61C71B6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1:47:12.564545708</meta:creation-date>
    <meta:editing-duration>PT19S</meta:editing-duration>
    <meta:editing-cycles>2</meta:editing-cycles>
    <meta:generator>LibreOffice/6.1.2.1$Linux_X86_64 LibreOffice_project/10$Build-1</meta:generator>
    <dc:title>Focus</dc:title>
    <dc:date>2018-11-28T12:18:53.579525170</dc:date>
    <meta:document-statistic meta:object-count="99"/>
  </office:meta>
</office:document-meta>
</file>